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ucida Console', monospace"/>
    <style:font-face style:name="Roboto Slab" svg:font-family="'Roboto Slab', 'Times New Roman', serif"/>
    <style:font-face style:name="Roboto Slab1" svg:font-family="'Roboto Slab', 'Times New Roman', 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014" officeooo:paragraph-rsid="0011c014"/>
    </style:style>
    <style:style style:name="P2" style:family="paragraph" style:parent-style-name="Standard">
      <style:text-properties fo:font-weight="normal" officeooo:rsid="001e40e6" officeooo:paragraph-rsid="0018ea54" style:font-weight-asian="normal" style:font-weight-complex="normal"/>
    </style:style>
    <style:style style:name="P3" style:family="paragraph" style:parent-style-name="Standard">
      <style:text-properties fo:font-weight="normal" officeooo:rsid="0020a577" officeooo:paragraph-rsid="0020a577" style:font-weight-asian="normal" style:font-weight-complex="normal"/>
    </style:style>
    <style:style style:name="P4" style:family="paragraph" style:parent-style-name="Standard">
      <style:text-properties fo:font-weight="normal" officeooo:rsid="0020ebc3" officeooo:paragraph-rsid="0020ebc3" style:font-weight-asian="normal" style:font-weight-complex="normal"/>
    </style:style>
    <style:style style:name="P5" style:family="paragraph" style:parent-style-name="Standard">
      <style:text-properties fo:font-weight="normal" officeooo:rsid="00152e68" officeooo:paragraph-rsid="00171655" style:font-weight-asian="normal" style:font-weight-complex="normal"/>
    </style:style>
    <style:style style:name="P6" style:family="paragraph" style:parent-style-name="Standard">
      <style:text-properties fo:font-weight="normal" officeooo:rsid="00171655" officeooo:paragraph-rsid="00171655" style:font-weight-asian="normal" style:font-weight-complex="normal"/>
    </style:style>
    <style:style style:name="P7" style:family="paragraph" style:parent-style-name="Standard">
      <style:text-properties fo:font-weight="normal" officeooo:rsid="0018ea54" officeooo:paragraph-rsid="0018ea54" style:font-weight-asian="normal" style:font-weight-complex="normal"/>
    </style:style>
    <style:style style:name="P8" style:family="paragraph" style:parent-style-name="Standard">
      <style:text-properties fo:font-weight="normal" officeooo:rsid="00243a82" officeooo:paragraph-rsid="00243a82" style:font-weight-asian="normal" style:font-weight-complex="normal"/>
    </style:style>
    <style:style style:name="P9" style:family="paragraph" style:parent-style-name="Standard">
      <style:text-properties fo:font-weight="normal" officeooo:rsid="0032f21f" officeooo:paragraph-rsid="0032f21f" style:font-weight-asian="normal" style:font-weight-complex="normal"/>
    </style:style>
    <style:style style:name="P10" style:family="paragraph" style:parent-style-name="Standard">
      <style:text-properties fo:font-weight="normal" officeooo:rsid="0033e7c9" officeooo:paragraph-rsid="0033e7c9" style:font-weight-asian="normal" style:font-weight-complex="normal"/>
    </style:style>
    <style:style style:name="P11" style:family="paragraph" style:parent-style-name="Standard">
      <style:text-properties fo:font-weight="normal" officeooo:rsid="00395444" officeooo:paragraph-rsid="00395444" style:font-weight-asian="normal" style:font-weight-complex="normal"/>
    </style:style>
    <style:style style:name="P12" style:family="paragraph" style:parent-style-name="Standard">
      <style:text-properties fo:font-weight="normal" officeooo:rsid="003d865d" officeooo:paragraph-rsid="003d865d" style:font-weight-asian="normal" style:font-weight-complex="normal"/>
    </style:style>
    <style:style style:name="P13" style:family="paragraph" style:parent-style-name="Standard">
      <style:text-properties fo:font-weight="normal" officeooo:rsid="004101cf" officeooo:paragraph-rsid="004101cf" style:font-weight-asian="normal" style:font-weight-complex="normal"/>
    </style:style>
    <style:style style:name="P14" style:family="paragraph" style:parent-style-name="Standard">
      <style:text-properties fo:font-weight="normal" officeooo:rsid="00415ea2" officeooo:paragraph-rsid="00415ea2" style:font-weight-asian="normal" style:font-weight-complex="normal"/>
    </style:style>
    <style:style style:name="P15" style:family="paragraph" style:parent-style-name="Standard">
      <style:text-properties fo:font-weight="normal" officeooo:rsid="00420c4a" officeooo:paragraph-rsid="00420c4a" style:font-weight-asian="normal" style:font-weight-complex="normal"/>
    </style:style>
    <style:style style:name="P16" style:family="paragraph" style:parent-style-name="Standard">
      <style:text-properties fo:font-weight="normal" officeooo:rsid="0044b37d" officeooo:paragraph-rsid="0044b37d" style:font-weight-asian="normal" style:font-weight-complex="normal"/>
    </style:style>
    <style:style style:name="P17" style:family="paragraph" style:parent-style-name="Standard">
      <style:text-properties fo:font-weight="normal" officeooo:rsid="0047965a" officeooo:paragraph-rsid="0047965a" style:font-weight-asian="normal" style:font-weight-complex="normal"/>
    </style:style>
    <style:style style:name="P18" style:family="paragraph" style:parent-style-name="Standard">
      <style:text-properties fo:font-weight="normal" officeooo:rsid="006102d6" officeooo:paragraph-rsid="006102d6" style:font-weight-asian="normal" style:font-weight-complex="normal"/>
    </style:style>
    <style:style style:name="P19" style:family="paragraph" style:parent-style-name="Standard">
      <style:text-properties fo:font-weight="normal" officeooo:rsid="00638d75" officeooo:paragraph-rsid="0047965a" style:font-weight-asian="normal" style:font-weight-complex="normal"/>
    </style:style>
    <style:style style:name="P20" style:family="paragraph" style:parent-style-name="Standard">
      <style:text-properties officeooo:rsid="00152e68" officeooo:paragraph-rsid="0020a577"/>
    </style:style>
    <style:style style:name="P21" style:family="paragraph" style:parent-style-name="Standard">
      <style:text-properties officeooo:rsid="00171655" officeooo:paragraph-rsid="0011c014"/>
    </style:style>
    <style:style style:name="P22" style:family="paragraph" style:parent-style-name="Standard">
      <style:text-properties fo:font-weight="bold" officeooo:rsid="00225122" officeooo:paragraph-rsid="00225122" style:font-weight-asian="bold" style:font-weight-complex="bold"/>
    </style:style>
    <style:style style:name="P23" style:family="paragraph" style:parent-style-name="Standard">
      <style:text-properties fo:font-weight="bold" officeooo:rsid="0019da0d" officeooo:paragraph-rsid="0019da0d" style:font-weight-asian="bold" style:font-weight-complex="bold"/>
    </style:style>
    <style:style style:name="P24" style:family="paragraph" style:parent-style-name="Standard">
      <style:text-properties fo:font-weight="bold" officeooo:rsid="003e9a8c" officeooo:paragraph-rsid="003e9a8c" style:font-weight-asian="bold" style:font-weight-complex="bold"/>
    </style:style>
    <style:style style:name="P25" style:family="paragraph" style:parent-style-name="Standard">
      <style:text-properties fo:font-weight="bold" officeooo:rsid="0032f21f" officeooo:paragraph-rsid="0032f21f" style:font-weight-asian="bold" style:font-weight-complex="bold"/>
    </style:style>
    <style:style style:name="P26" style:family="paragraph" style:parent-style-name="Standard">
      <style:text-properties fo:font-weight="bold" officeooo:rsid="004101cf" officeooo:paragraph-rsid="004101cf" style:font-weight-asian="bold" style:font-weight-complex="bold"/>
    </style:style>
    <style:style style:name="P27" style:family="paragraph" style:parent-style-name="Standard">
      <style:text-properties fo:font-weight="bold" officeooo:rsid="0045fede" officeooo:paragraph-rsid="0045fede" style:font-weight-asian="bold" style:font-weight-complex="bold"/>
    </style:style>
    <style:style style:name="P28" style:family="paragraph" style:parent-style-name="Standard">
      <style:text-properties fo:font-weight="bold" officeooo:rsid="005c8a32" officeooo:paragraph-rsid="005c8a32" style:font-weight-asian="bold" style:font-weight-complex="bold"/>
    </style:style>
    <style:style style:name="P29" style:family="paragraph" style:parent-style-name="Standard">
      <style:text-properties fo:font-weight="bold" officeooo:rsid="006102d6" officeooo:paragraph-rsid="006102d6" style:font-weight-asian="bold" style:font-weight-complex="bold"/>
    </style:style>
    <style:style style:name="P30" style:family="paragraph" style:parent-style-name="Standard">
      <style:text-properties officeooo:rsid="0023fc98" officeooo:paragraph-rsid="0023fc98"/>
    </style:style>
    <style:style style:name="P31" style:family="paragraph" style:parent-style-name="Standard">
      <style:text-properties officeooo:rsid="0020a577" officeooo:paragraph-rsid="0020a577"/>
    </style:style>
    <style:style style:name="P32" style:family="paragraph" style:parent-style-name="Standard">
      <style:text-properties officeooo:rsid="00261fb7" officeooo:paragraph-rsid="00261fb7"/>
    </style:style>
    <style:style style:name="P33" style:family="paragraph" style:parent-style-name="Standard">
      <style:text-properties officeooo:rsid="002a0f5c" officeooo:paragraph-rsid="002a0f5c"/>
    </style:style>
    <style:style style:name="P34" style:family="paragraph" style:parent-style-name="Standard">
      <style:text-properties officeooo:rsid="002c2661" officeooo:paragraph-rsid="002c2661"/>
    </style:style>
    <style:style style:name="P35" style:family="paragraph" style:parent-style-name="Standard">
      <style:text-properties officeooo:rsid="002d1732" officeooo:paragraph-rsid="002d1732"/>
    </style:style>
    <style:style style:name="P36" style:family="paragraph" style:parent-style-name="Standard">
      <style:text-properties officeooo:rsid="002fed93" officeooo:paragraph-rsid="002fed93"/>
    </style:style>
    <style:style style:name="P37" style:family="paragraph" style:parent-style-name="Standard">
      <style:text-properties officeooo:rsid="002fed93" officeooo:paragraph-rsid="006e5ec2"/>
    </style:style>
    <style:style style:name="P38" style:family="paragraph" style:parent-style-name="Standard">
      <style:text-properties officeooo:rsid="002fed93" officeooo:paragraph-rsid="006ee10a"/>
    </style:style>
    <style:style style:name="P39" style:family="paragraph" style:parent-style-name="Standard">
      <style:text-properties officeooo:rsid="002fed93" officeooo:paragraph-rsid="0070234e"/>
    </style:style>
    <style:style style:name="P40" style:family="paragraph" style:parent-style-name="Standard">
      <style:text-properties officeooo:rsid="00313142" officeooo:paragraph-rsid="002fed93"/>
    </style:style>
    <style:style style:name="P41" style:family="paragraph" style:parent-style-name="Standard">
      <style:text-properties officeooo:rsid="0032f21f" officeooo:paragraph-rsid="0032f21f"/>
    </style:style>
    <style:style style:name="P42" style:family="paragraph" style:parent-style-name="Standard">
      <style:text-properties fo:font-variant="normal" fo:text-transform="none" style:font-name="Roboto Slab" fo:font-size="10.5pt" fo:letter-spacing="normal" fo:font-style="normal" fo:font-weight="bold" officeooo:rsid="004ca8b9" officeooo:paragraph-rsid="004ca8b9" style:font-weight-asian="bold" style:font-weight-complex="bold"/>
    </style:style>
    <style:style style:name="P43" style:family="paragraph" style:parent-style-name="Standard">
      <style:text-properties fo:font-variant="normal" fo:text-transform="none" style:font-name="Roboto Slab" fo:font-size="10.5pt" fo:letter-spacing="normal" fo:font-style="normal" fo:font-weight="normal" officeooo:rsid="002fed93" officeooo:paragraph-rsid="004cd379"/>
    </style:style>
    <style:style style:name="P44" style:family="paragraph" style:parent-style-name="Standard">
      <style:text-properties fo:font-variant="normal" fo:text-transform="none" style:font-name="Roboto Slab" fo:font-size="10.5pt" fo:letter-spacing="normal" fo:font-style="normal" fo:font-weight="normal" officeooo:rsid="004cd379" officeooo:paragraph-rsid="004cd379"/>
    </style:style>
    <style:style style:name="P45" style:family="paragraph" style:parent-style-name="Standard">
      <style:text-properties fo:font-variant="normal" fo:text-transform="none" style:font-name="Roboto Slab" fo:font-size="10.5pt" fo:letter-spacing="normal" fo:font-style="normal" fo:font-weight="normal" officeooo:rsid="004cd379" officeooo:paragraph-rsid="006e5ec2"/>
    </style:style>
    <style:style style:name="P46" style:family="paragraph" style:parent-style-name="Standard">
      <style:text-properties officeooo:rsid="00524f4d" officeooo:paragraph-rsid="00524f4d"/>
    </style:style>
    <style:style style:name="P47" style:family="paragraph" style:parent-style-name="Standard">
      <style:text-properties officeooo:rsid="002bc676" officeooo:paragraph-rsid="002bc676"/>
    </style:style>
    <style:style style:name="P48" style:family="paragraph" style:parent-style-name="Standard">
      <style:text-properties officeooo:rsid="00528033" officeooo:paragraph-rsid="00528033"/>
    </style:style>
    <style:style style:name="P49" style:family="paragraph" style:parent-style-name="Standard">
      <style:text-properties officeooo:rsid="005520ea" officeooo:paragraph-rsid="005520ea"/>
    </style:style>
    <style:style style:name="P50" style:family="paragraph" style:parent-style-name="Standard">
      <style:text-properties officeooo:rsid="00560e51" officeooo:paragraph-rsid="00560e51"/>
    </style:style>
    <style:style style:name="P51" style:family="paragraph" style:parent-style-name="Standard">
      <style:text-properties officeooo:rsid="0059c759" officeooo:paragraph-rsid="0059c759"/>
    </style:style>
    <style:style style:name="P52" style:family="paragraph" style:parent-style-name="Standard">
      <style:text-properties officeooo:rsid="005c8a32" officeooo:paragraph-rsid="002c2661"/>
    </style:style>
    <style:style style:name="P53" style:family="paragraph" style:parent-style-name="Standard">
      <style:text-properties officeooo:rsid="00297617" officeooo:paragraph-rsid="00297617"/>
    </style:style>
    <style:style style:name="P54" style:family="paragraph" style:parent-style-name="Standard">
      <style:text-properties officeooo:rsid="006465a4" officeooo:paragraph-rsid="006465a4"/>
    </style:style>
    <style:style style:name="P55" style:family="paragraph" style:parent-style-name="Standard">
      <style:text-properties officeooo:rsid="0078a981" officeooo:paragraph-rsid="0078a981"/>
    </style:style>
    <style:style style:name="P56" style:family="paragraph" style:parent-style-name="Standard">
      <style:text-properties officeooo:rsid="007c82d6" officeooo:paragraph-rsid="007c82d6"/>
    </style:style>
    <style:style style:name="P57" style:family="paragraph" style:parent-style-name="Standard" style:list-style-name="L1">
      <style:text-properties officeooo:rsid="005c8a32" officeooo:paragraph-rsid="005c8a32"/>
    </style:style>
    <style:style style:name="P58" style:family="paragraph" style:parent-style-name="Standard" style:list-style-name="L2">
      <style:text-properties fo:font-weight="normal" officeooo:rsid="004244a9" officeooo:paragraph-rsid="004244a9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44444e" officeooo:paragraph-rsid="0044444e" style:font-weight-asian="normal" style:font-weight-complex="normal"/>
    </style:style>
    <style:style style:name="P60" style:family="paragraph" style:parent-style-name="Standard" style:list-style-name="L3">
      <style:text-properties fo:font-weight="normal" officeooo:rsid="0045fede" officeooo:paragraph-rsid="0045fede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47965a" officeooo:paragraph-rsid="0047965a" style:font-weight-asian="normal" style:font-weight-complex="normal"/>
    </style:style>
    <style:style style:name="T1" style:family="text">
      <style:text-properties officeooo:rsid="0012263b"/>
    </style:style>
    <style:style style:name="T2" style:family="text">
      <style:text-properties officeooo:rsid="0013bd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da0d" style:font-weight-asian="bold" style:font-weight-complex="bold"/>
    </style:style>
    <style:style style:name="T5" style:family="text">
      <style:text-properties fo:font-weight="bold" officeooo:rsid="00259be9" style:font-weight-asian="bold" style:font-weight-complex="bold"/>
    </style:style>
    <style:style style:name="T6" style:family="text">
      <style:text-properties fo:font-weight="bold" officeooo:rsid="004244a9" style:font-weight-asian="bold" style:font-weight-complex="bold"/>
    </style:style>
    <style:style style:name="T7" style:family="text">
      <style:text-properties officeooo:rsid="00171655"/>
    </style:style>
    <style:style style:name="T8" style:family="text">
      <style:text-properties officeooo:rsid="0019da0d"/>
    </style:style>
    <style:style style:name="T9" style:family="text">
      <style:text-properties officeooo:rsid="001acb1a"/>
    </style:style>
    <style:style style:name="T10" style:family="text">
      <style:text-properties officeooo:rsid="0020a577"/>
    </style:style>
    <style:style style:name="T11" style:family="text">
      <style:text-properties officeooo:rsid="00222a30"/>
    </style:style>
    <style:style style:name="T12" style:family="text">
      <style:text-properties officeooo:rsid="00259be9"/>
    </style:style>
    <style:style style:name="T13" style:family="text">
      <style:text-properties officeooo:rsid="00261fb7"/>
    </style:style>
    <style:style style:name="T14" style:family="text">
      <style:text-properties officeooo:rsid="002d29ad"/>
    </style:style>
    <style:style style:name="T15" style:family="text">
      <style:text-properties officeooo:rsid="0033e7c9"/>
    </style:style>
    <style:style style:name="T16" style:family="text">
      <style:text-properties officeooo:rsid="0034e612"/>
    </style:style>
    <style:style style:name="T17" style:family="text">
      <style:text-properties officeooo:rsid="0036bc6d"/>
    </style:style>
    <style:style style:name="T18" style:family="text">
      <style:text-properties officeooo:rsid="003b9937"/>
    </style:style>
    <style:style style:name="T19" style:family="text">
      <style:text-properties officeooo:rsid="004244a9"/>
    </style:style>
    <style:style style:name="T20" style:family="text">
      <style:text-properties fo:font-variant="normal" fo:text-transform="none" style:font-name="Roboto Slab" fo:font-size="10.5pt" fo:letter-spacing="normal" fo:font-style="normal" fo:font-weight="normal"/>
    </style:style>
    <style:style style:name="T21" style:family="text">
      <style:text-properties fo:font-variant="normal" fo:text-transform="none" style:font-name="Roboto Slab" fo:font-size="10.5pt" fo:letter-spacing="normal" fo:font-style="normal" fo:font-weight="normal" officeooo:rsid="0051316c"/>
    </style:style>
    <style:style style:name="T22" style:family="text">
      <style:text-properties fo:font-variant="normal" fo:text-transform="none" style:font-name="Roboto Slab" fo:font-size="10.5pt" fo:letter-spacing="normal" fo:font-style="normal" fo:font-weight="normal" officeooo:rsid="00523409"/>
    </style:style>
    <style:style style:name="T23" style:family="text">
      <style:text-properties fo:font-variant="normal" fo:text-transform="none" style:font-name="Roboto Slab" fo:font-size="10.5pt" fo:letter-spacing="normal" fo:font-style="normal" fo:font-weight="normal" officeooo:rsid="006ee10a"/>
    </style:style>
    <style:style style:name="T24" style:family="text">
      <style:text-properties fo:font-variant="normal" fo:text-transform="none" fo:color="#2060a0" style:font-name="Monaco" fo:font-size="9.75pt" fo:letter-spacing="normal" fo:font-style="normal" fo:font-weight="normal"/>
    </style:style>
    <style:style style:name="T25" style:family="text">
      <style:text-properties fo:font-variant="normal" fo:text-transform="none" fo:color="#000000" style:font-name="Monaco" fo:font-size="9.75pt" fo:letter-spacing="normal" fo:font-style="normal" fo:font-weight="normal"/>
    </style:style>
    <style:style style:name="T26" style:family="text">
      <style:text-properties fo:font-variant="normal" fo:text-transform="none" fo:color="#008080" style:font-name="Monaco" fo:font-size="9.75pt" fo:letter-spacing="normal" fo:font-style="normal" fo:font-weight="normal"/>
    </style:style>
    <style:style style:name="T27" style:family="text">
      <style:text-properties fo:font-variant="normal" fo:text-transform="none" fo:color="#999999" style:font-name="Roboto Slab1" fo:font-size="10.5pt" fo:letter-spacing="normal" fo:font-style="normal" fo:font-weight="bold" officeooo:rsid="004cd379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style:font-name="Roboto Slab1" fo:font-size="10.5pt" fo:letter-spacing="normal" fo:font-style="normal" fo:font-weight="bold" officeooo:rsid="004cd379" style:font-size-asian="10.5pt" style:font-weight-asian="bold" style:font-size-complex="10.5pt" style:font-weight-complex="bold"/>
    </style:style>
    <style:style style:name="T29" style:family="text">
      <style:text-properties officeooo:rsid="005680de"/>
    </style:style>
    <style:style style:name="T30" style:family="text">
      <style:text-properties officeooo:rsid="005ad57e"/>
    </style:style>
    <style:style style:name="T31" style:family="text">
      <style:text-properties officeooo:rsid="005ec888"/>
    </style:style>
    <style:style style:name="T32" style:family="text">
      <style:text-properties officeooo:rsid="00621f3c"/>
    </style:style>
    <style:style style:name="T33" style:family="text">
      <style:text-properties officeooo:rsid="0066b70b"/>
    </style:style>
    <style:style style:name="T34" style:family="text">
      <style:text-properties officeooo:rsid="0072fa53"/>
    </style:style>
    <style:style style:name="T35" style:family="text">
      <style:text-properties officeooo:rsid="0074af3f"/>
    </style:style>
    <style:style style:name="T36" style:family="text">
      <style:text-properties officeooo:rsid="00759e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Kali linux: </text:p>
      <text:p text:style-name="P39"><text:span text:style-name="T20">cài = file.deb:</text:span><text:line-break/><text:span text:style-name="T20">sudo dpkg --force-depends -i &lt;ten file&gt;</text:span><text:line-break/><text:span text:style-name="T20">dpkg -i &lt;ten file&gt;</text:span><text:line-break/><text:line-break/><text:span text:style-name="T20">cài từ file .gz .....:</text:span><text:line-break/><text:span text:style-name="T20">./configure </text:span><text:span text:style-name="T21">(ba</text:span><text:span text:style-name="T22">s</text:span><text:span text:style-name="T21">h configure)</text:span><text:line-break/><text:span text:style-name="T20">make</text:span><text:line-break/><text:span text:style-name="T20">make install</text:span><text:line-break/><text:line-break/><text:span text:style-name="T20">khi cài software thiếu module thì chạy lệnh dưới:</text:span><text:line-break/><text:span text:style-name="T20">apt --fix-broken install</text:span><text:line-break/><text:line-break/><text:span text:style-name="T20">apt-get clean -&gt; dọn cache(file lưu tạm)</text:span><text:line-break/><text:span text:style-name="T20">apt-get update --fix-missing</text:span><text:line-break/><text:span text:style-name="T20">apt update &amp;&amp; apt full-upgrade</text:span><text:line-break/><text:span text:style-name="T20">apt-get install -f</text:span><text:line-break/><text:span text:style-name="T20">kali linux login loop fix: login ko vào đc</text:span><text:line-break/><text:span text:style-name="T20">Ctrl + Alt + F1/F2</text:span><text:line-break/></text:p>
      <text:p text:style-name="P39"><text:span text:style-name="T20">dpkg --configure -a</text:span><text:line-break/><text:span text:style-name="T20">apt-get dist-upgrade </text:span><text:span text:style-name="T23">(khi upgrade ko upgrade được)</text:span></text:p>
      <text:p text:style-name="P38"><text:span text:style-name="T23">apt-get update</text:span><text:line-break/><text:span text:style-name="T20">apt-get upgrade</text:span><text:line-break/><text:line-break/><text:line-break/><text:span text:style-name="T20">sau khi upgrade</text:span><text:line-break/><text:span text:style-name="T20">apt-get autoremove (xóa soft cũ)</text:span><text:line-break/><text:span text:style-name="T20">apt-get purge &lt;ten soft&gt; (xóa soft)</text:span><text:line-break/><text:line-break/><text:span text:style-name="T20">chỉnh sữa sources.list để update &amp; upgrade rất quan trọng</text:span><text:line-break/><text:span text:style-name="T20">/etc/apt/sources.list </text:span><text:line-break/><text:line-break/><text:span text:style-name="T20">sữa grub:</text:span><text:line-break/><text:span text:style-name="T20">fsck -yf &lt;/đường dẫn ổ đĩa&gt;</text:span><text:line-break/><text:span text:style-name="T20">fsck -f /</text:span><text:line-break/><text:span text:style-name="T20">update-grub</text:span><text:line-break/><text:line-break/><text:span text:style-name="T20">root vlc:</text:span><text:line-break/><text:span text:style-name="T20">sed -i s/geteuid/getppid/g /usr/bin/vlc</text:span></text:p>
      <text:p text:style-name="P43"/>
      <text:p text:style-name="P44">root google chrome:</text:p>
      <text:p text:style-name="P44">terminal&gt; gedit /opt/google/chrome/google-chrome</text:p>
      <text:p text:style-name="P45">thêm : --user-data-dir <text:s/>--<text:span text:style-name="T36">no-</text:span>sandbox</text:p>
      <text:p text:style-name="P45"/>
      <text:p text:style-name="P37"><text:span text:style-name="T27">lsmod | grep blue</text:span><text:span text:style-name="T28"><text:line-break/></text:span><text:span text:style-name="T27">systemctl enable bluetooth.service</text:span><text:span text:style-name="T28"><text:line-break/></text:span><text:span text:style-name="T27">systemctl start bluetooth.service</text:span><text:line-break/><text:line-break/><text:span text:style-name="T20">/nholamgi/</text:span><text:line-break/></text:p>
      <text:p text:style-name="P46">apt-cache search &lt;soft cần tìm&gt;: tìm software</text:p>
      <text:p text:style-name="P36"><text:soft-page-break/>Git : khi dùng git nó sẽ download về /root/</text:p>
      <text:p text:style-name="P40">qmake &amp;&amp; make : để cài source tải về từ Git</text:p>
      <text:p text:style-name="P20">* <text:s text:c="2"/><text:span text:style-name="T10">= tất cả,</text:span></text:p>
      <text:p text:style-name="P31">. <text:s text:c="3"/>= thư mục đ<text:span text:style-name="T34">an</text:span>g việc trong terminal, </text:p>
      <text:p text:style-name="P31">.. <text:s text:c="2"/>= thư mục cha của thư mục đang làm việc</text:p>
      <text:p text:style-name="P31">; <text:s text:c="3"/><text:span text:style-name="T13">= chạy được nhiều lệnh trong terminal</text:span></text:p>
      <text:p text:style-name="P32">&amp;&amp; = nếu lệnh trước đúng thì chạy lệnh kế tiếp</text:p>
      <text:p text:style-name="P32">|| <text:s text:c="4"/>= lệnh trước sai có thể chạy lệnh kế tiếp</text:p>
      <text:p text:style-name="P20">{<text:span text:style-name="T11">1..9</text:span>} <text:span text:style-name="T11">= chạy từ 1 tới 9 (khoảng) dùng cho tất cả touch, cat, mkdir...</text:span></text:p>
      <text:p text:style-name="P41">[1-9] = chạy từ 1 tới 9 <text:span text:style-name="T16">chỉ dùng xem (cat, ...)</text:span></text:p>
      <text:p text:style-name="P20">[<text:span text:style-name="T11">1,3,5] = có 1 hoặc 3 hoặc 5</text:span></text:p>
      <text:p text:style-name="P30">~ <text:s text:c="3"/>= <text:s text:c="2"/>/root</text:p>
      <text:p text:style-name="P30">echo “<text:span text:style-name="T12">Hello Kali linux</text:span>” <text:span text:style-name="T5">&gt; file_name</text:span><text:span text:style-name="T12"> : cho nội dung và file_name</text:span></text:p>
      <text:p text:style-name="P47">man &lt;cd&gt; : tìm cấu trúc lệnh cho cd</text:p>
      <text:p text:style-name="P48">xman <text:s/>: <text:s text:c="2"/>software xem cấu trúc lệnh terminal</text:p>
      <text:p text:style-name="P53">top : xem ứng dụng đang chạy <text:span text:style-name="T29">(ram, cpu …)</text:span></text:p>
      <text:p text:style-name="P54">w : </text:p>
      <text:p text:style-name="P49">ps &lt;option&gt; : xem ứng đụng đang chạy</text:p>
      <text:p text:style-name="P50">kill &lt;pid=number&gt; : tắt ứng dụng đang chạy</text:p>
      <text:p text:style-name="P51">fdisk -l : xem ổ <text:span text:style-name="T30">cứng</text:span> trên computer</text:p>
      <text:p text:style-name="P33">locate -i --limit 10 *.conf : tìm 10 file .conf</text:p>
      <text:p text:style-name="P34">find &lt;/path/&gt; : tìm folder và show cắc thành phần bên trong</text:p>
      <text:p text:style-name="P35">find &lt; *.txt &gt; : show <text:span text:style-name="T14">&lt;</text:span>path<text:span text:style-name="T14">&gt;</text:span> file cần tìm</text:p>
      <text:p text:style-name="P52"/>
      <text:p text:style-name="P28">Tạo usb boot trên linux:</text:p>
      <text:list xml:id="list2389730828" text:style-name="L1">
        <text:list-item>
          <text:p text:style-name="P57">fdisk -l : xác định /path/usb: </text:p>
        </text:list-item>
        <text:list-item>
          <text:p text:style-name="P57"><text:span text:style-name="T24">dd</text:span><text:span text:style-name="T25"> </text:span><text:span text:style-name="T26">if</text:span><text:span text:style-name="T25">=&lt;name.iso&gt; </text:span><text:span text:style-name="T26">of</text:span><text:span text:style-name="T25">=&lt;/path/usb </text:span><text:span text:style-name="T26">bs</text:span><text:span text:style-name="T25">=512k</text:span></text:p>
        </text:list-item>
      </text:list>
      <text:p text:style-name="P20"/>
      <text:p text:style-name="P22">Tạo file và thư mục: </text:p>
      <text:p text:style-name="P1">Touch {a..z}_{1..9}/<text:span text:style-name="T2">file{1..100}</text:span>: tạo nhiều file một lúc(vd: <text:span text:style-name="T2">file1, file2… file100</text:span>) <text:span text:style-name="T2">trong chuỗi thư mục</text:span></text:p>
      <text:p text:style-name="P1">mkdir {a..z}_{1..9}: tạo nhiều thư mục 1 lúc <text:span text:style-name="T2">(vd: a_1, a_2, a_3, b_1, … z_9)</text:span></text:p>
      <text:p text:style-name="P1">mkdir -p &lt;/dir/.../dir1&gt;: <text:span text:style-name="T1">tạo được đường dẫn thư mục dir1</text:span></text:p>
      <text:p text:style-name="P21"/>
      <text:p text:style-name="P22">Xóa file và thư mục: </text:p>
      <text:p text:style-name="P23">rm <text:span text:style-name="T9">&lt; /file/ &gt;</text:span> : mắc định chỉ xóa file</text:p>
      <text:p text:style-name="P23">rmdir <text:span text:style-name="T9">&lt; /folder/ &gt;</text:span> : <text:span text:style-name="T9">chỉ xóa thư mục rỗng</text:span></text:p>
      <text:p text:style-name="P5"><text:span text:style-name="T7">r</text:span>m *.txt: xóa tất cả file có đuôi txt ( *= tất cả)</text:p>
      <text:p text:style-name="P6">rm *[2, 3]* xóa file có chứa số 2 hoặc 3</text:p>
      <text:p text:style-name="P7">rm <text:span text:style-name="T3">-r </text:span>&lt;folder&gt;: xóa tất cả<text:span text:style-name="T8">(thêm </text:span><text:span text:style-name="T4">-r</text:span><text:span text:style-name="T8"> xóa được folder)</text:span></text:p>
      <text:p text:style-name="P7">rm -<text:span text:style-name="T3">ri &lt;</text:span>folder&gt;: xác nhận các thư mục, file con cần xóa</text:p>
      <text:p text:style-name="P2"/>
      <text:p text:style-name="P8"><text:span text:style-name="T3">Copy và di chuyển file và folder:</text:span> </text:p>
      <text:p text:style-name="P3">cp file1 file2 dich/ : copy thư file1 và file2 và folder dich</text:p>
      <text:p text:style-name="P3">cp dich/* . <text:s text:c="3"/>: copy tất cả trong thư mục dich ra thư mục đang làm việc (.)</text:p>
      <text:p text:style-name="P4">cp -r : thêm -r để copy được thư mục</text:p>
      <text:p text:style-name="P8">mv ~/Documents/Folder_mv ./Newname : di chuyển Folder_mv về thư mục hiện hành và đổi tền thành Newname</text:p>
      <text:p text:style-name="P8"/>
      <text:p text:style-name="P25">xem file:</text:p>
      <text:p text:style-name="P9">cat file[<text:span text:style-name="T15">1-5].txt : xem nội dung 5 file trong terminal</text:span></text:p>
      <text:p text:style-name="P10">cat file[1-5].txt | tac(rev) : tac = <text:span text:style-name="T17">từ 5-1</text:span>, rev = đảo ngược nội dung của 5 file</text:p>
      <text:p text:style-name="P10"><text:soft-page-break/></text:p>
      <text:p text:style-name="P24">tìm kiếm nội dung trong file:</text:p>
      <text:p text:style-name="P11">sort &lt; file &gt; [option] | tac(<text:span text:style-name="T18">less</text:span>...) : sắp xếp nội dung file <text:span text:style-name="T18">chữ hoặc số</text:span></text:p>
      <text:p text:style-name="P12">grep [option] “content” file.* : highlight content trong file, đếm số lần xuất hiện của content …..</text:p>
      <text:p text:style-name="P12">wc : điếm <text:span text:style-name="T31">số từ</text:span></text:p>
      <text:p text:style-name="P12"/>
      <text:p text:style-name="P12"/>
      <text:p text:style-name="P26">nén và giải nén:</text:p>
      <text:p text:style-name="P15">file &lt;file&gt; : xem property của file</text:p>
      <text:p text:style-name="P13">tar [option] &lt;name.tar&gt; &lt;file.cần nén ….&gt; : <text:span text:style-name="T19">nén thành name.tar(option : </text:span><text:span text:style-name="T6">f</text:span><text:span text:style-name="T19"> luôn đứng cuối)</text:span></text:p>
      <text:list xml:id="list1710020171" text:style-name="L2">
        <text:list-item>
          <text:p text:style-name="P58">thêm option: z → nén thành name.tar.gz <text:span text:style-name="T33">( hoặc untar)</text:span></text:p>
        </text:list-item>
        <text:list-item>
          <text:p text:style-name="P58">thêm option: j → nén thành name.tar.bz2 <text:span text:style-name="T33">( hoặc untar)</text:span></text:p>
        </text:list-item>
        <text:list-item>
          <text:p text:style-name="P59">thêm option: v → xem nội dung trong file nén( terminal)</text:p>
        </text:list-item>
      </text:list>
      <text:p text:style-name="P16"/>
      <text:p text:style-name="P16">zip &lt;name.zip&gt; &lt;file.cần nén …&gt; : nén file</text:p>
      <text:p text:style-name="P16">unzip &lt;name.zip&gt; : giải nén</text:p>
      <text:p text:style-name="P16"/>
      <text:p text:style-name="P13">gzip &lt;name.tar&gt;: nén thành name.tar.gz</text:p>
      <text:p text:style-name="P13">gunzip &lt;name.tar.gz&gt; : giải nén thành name.tar</text:p>
      <text:p text:style-name="P13"/>
      <text:p text:style-name="P14">bzip2 &lt;name.tar&gt; : nén thành name.tar.bz2</text:p>
      <text:p text:style-name="P14"/>
      <text:p text:style-name="P27">tạo file script: name.sh</text:p>
      <text:list xml:id="list773954958" text:style-name="L3">
        <text:list-item>
          <text:p text:style-name="P60">trong file name.sh phải có: <text:s text:c="2"/>#!/bin/bash <text:span text:style-name="T35">=</text:span> /usr/bin/python3</text:p>
        </text:list-item>
        <text:list-item>
          <text:p text:style-name="P61">Chạy name.sh : bash name.sh</text:p>
        </text:list-item>
      </text:list>
      <text:p text:style-name="P17"/>
      <text:p text:style-name="P29">Network:</text:p>
      <text:p text:style-name="P18">traceroute &lt;website&gt; : Địa chỉ ip</text:p>
      <text:p text:style-name="P19"/>
      <text:p text:style-name="P56">GIT:</text:p>
      <text:p text:style-name="P55">git add *</text:p>
      <text:p text:style-name="P55">git commit -m ‘comment’</text:p>
      <text:p text:style-name="P55"/>
      <text:p text:style-name="P55">git push origin master <text:s text:c="11"/>=&gt; ket noi account github</text:p>
      <text:p text:style-name="P55">git remote add origin &lt;ten-serve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Lucida Console', monospace"/>
    <style:font-face style:name="Roboto Slab" svg:font-family="'Roboto Slab', 'Times New Roman', serif"/>
    <style:font-face style:name="Roboto Slab1" svg:font-family="'Roboto Slab', 'Times New Roman', 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normal" officeooo:rsid="00638d75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5:25:47.105574750</meta:creation-date>
    <dc:date>2019-01-07T11:11:26.097965121</dc:date>
    <meta:editing-duration>PT6H1M4S</meta:editing-duration>
    <meta:editing-cycles>103</meta:editing-cycles>
    <meta:generator>LibreOffice/6.1.3.2$Linux_X86_64 LibreOffice_project/10$Build-2</meta:generator>
    <meta:document-statistic meta:table-count="0" meta:image-count="0" meta:object-count="0" meta:page-count="3" meta:paragraph-count="79" meta:word-count="781" meta:character-count="4074" meta:non-whitespace-character-count="3328"/>
  </office:meta>
</office:document-meta>
</file>